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9999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999999"/>
    </style:style>
    <style:style style:name="ce4" style:family="table-cell" style:parent-style-name="Default" style:data-style-name="N0">
      <style:table-cell-properties fo:border="thin solid #000000" fo:background-color="#99999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="thin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999999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99999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80808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e16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30">
      <style:table-cell-properties fo:border="thin solid #000000" style:vertical-align="automatic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  <style:map style:condition="of:is-true-formula(AND(COUNTIF([.$H$10:.$H$14]; [.H10])&gt;1;NOT(ISBLANK([.H10]))))" style:apply-style-name="cf1" style:base-cell-address="Planilha1.H10"/>
    </style:style>
    <style:style style:name="ce20" style:family="table-cell" style:parent-style-name="Default" style:data-style-name="N30">
      <style:table-cell-properties fo:border="thin solid #000000" style:vertical-align="automatic" fo:background-color="#A9D08E" style:repeat-content="false"/>
      <style:paragraph-properties fo:text-align="center"/>
      <style:text-properties fo:font-weight="bold" style:font-weight-asian="bold" style:font-weight-complex="bold"/>
      <style:map style:condition="of:is-true-formula(AND(COUNTIF([.$H$10:.$H$13]; [.H10])=1;NOT(ISBLANK([.H10]))))" style:apply-style-name="cf1" style:base-cell-address="Planilha1.H10"/>
      <style:map style:condition="of:is-true-formula(AND(COUNTIF([.$H$10:.$H$13]; [.H10])&gt;1;NOT(ISBLANK([.H10]))))" style:apply-style-name="cf1" style:base-cell-address="Planilha1.H10"/>
      <style:map style:condition="of:is-true-formula(AND(COUNTIF([.$H$10:.$H$14]; [.H10])&gt;1;NOT(ISBLANK([.H10]))))" style:apply-style-name="cf1" style:base-cell-address="Planilha1.H10"/>
    </style:style>
    <style:style style:name="ce21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is-true-formula(AND(COUNTIF([.$H$10:.$H$13]; [.H10])=1;NOT(ISBLANK([.H10]))))" style:apply-style-name="cf1" style:base-cell-address="Planilha1.H10"/>
      <style:map style:condition="of:is-true-formula(AND(COUNTIF([.$H$10:.$H$13]; [.H10])&gt;1;NOT(ISBLANK([.H10]))))" style:apply-style-name="cf1" style:base-cell-address="Planilha1.H10"/>
      <style:map style:condition="of:is-true-formula(AND(COUNTIF([.$H$10:.$H$14]; [.H10])&gt;1;NOT(ISBLANK([.H10]))))" style:apply-style-name="cf1" style:base-cell-address="Planilha1.H10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Roupas&quot;;&quot;Eletrônicos &quot;;&quot;Mat.escolar&quot;;&quot;Acessórios&quot;)">
          <table:help-message/>
          <table:error-message table:display="true"/>
        </table:content-validation>
      </table:content-validations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5" table:number-rows-spanned="1" table:style-name="ce10">
            <text:p>Orçamento do mês</text:p>
          </table:table-cell>
          <table:covered-table-cell table:number-columns-repeated="4"/>
          <table:table-cell table:style-name="ce1"/>
          <table:table-cell office:value-type="string" table:style-name="ce9">
            <text:p>Resumo por Categoria</text:p>
          </table:table-cell>
          <table:table-cell table:number-columns-repeated="2" table:style-name="ce9"/>
          <table:table-cell table:number-columns-repeated="16375"/>
        </table:table-row>
        <table:table-row table:style-name="ro1">
          <table:table-cell office:value-type="string" table:style-name="ce2">
            <text:p>descrição do Item</text:p>
          </table:table-cell>
          <table:table-cell office:value-type="string" table:style-name="ce2">
            <text:p>Categoria</text:p>
          </table:table-cell>
          <table:table-cell office:value-type="string" table:style-name="ce3">
            <text:p><text:span text:style-name="T2">Valor</text:span><text:s/><text:span text:style-name="T2">Unitário</text:span></text:p>
          </table:table-cell>
          <table:table-cell office:value-type="string" table:style-name="ce3">
            <text:p><text:span text:style-name="T2">Unidades</text:span></text:p>
          </table:table-cell>
          <table:table-cell office:value-type="string" table:style-name="ce4">
            <text:p>Valor total</text:p>
          </table:table-cell>
          <table:table-cell table:style-name="ce1"/>
          <table:table-cell office:value-type="string" table:style-name="ce2">
            <text:p>Departamento</text:p>
          </table:table-cell>
          <table:table-cell office:value-type="string" table:style-name="ce2">
            <text:p>Unidades</text:p>
          </table:table-cell>
          <table:table-cell office:value-type="string" table:style-name="ce2">
            <text:p>Valor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Calças</text:p>
          </table:table-cell>
          <table:table-cell office:value-type="string" table:content-validation-name="val1" table:style-name="ce5">
            <text:p>Eletrônicos</text:p>
          </table:table-cell>
          <table:table-cell office:value-type="currency" office:value="119.9" table:style-name="ce6">
            <text:p>R$ 119,90</text:p>
          </table:table-cell>
          <table:table-cell office:value-type="float" office:value="7" table:style-name="ce7">
            <text:p>7</text:p>
          </table:table-cell>
          <table:table-cell office:value-type="currency" office:value="839.30000000000007" table:formula="of:=[.C3]*[.D3]" table:style-name="ce6">
            <text:p>R$ 839,30</text:p>
          </table:table-cell>
          <table:table-cell table:style-name="ce8"/>
          <table:table-cell office:value-type="string" table:style-name="ce5">
            <text:p>Roupas</text:p>
          </table:table-cell>
          <table:table-cell office:value-type="float" office:value="6" table:formula="of:=SUMIF([.B3:.B12];&quot;Roupas&quot;;[.D3:.D12])" table:style-name="ce7">
            <text:p>6</text:p>
          </table:table-cell>
          <table:table-cell office:value-type="currency" office:value="119.9" table:formula="of:=[.C3:.C12]" table:style-name="ce6">
            <text:p>R$ 119,9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pen drive</text:p>
          </table:table-cell>
          <table:table-cell office:value-type="string" table:content-validation-name="val1" table:style-name="ce5">
            <text:p>Eletrônicos</text:p>
          </table:table-cell>
          <table:table-cell office:value-type="currency" office:value="69.900000000000006" table:style-name="ce6">
            <text:p>R$ 69,90</text:p>
          </table:table-cell>
          <table:table-cell office:value-type="float" office:value="2" table:style-name="ce7">
            <text:p>2</text:p>
          </table:table-cell>
          <table:table-cell office:value-type="currency" office:value="139.80000000000001" table:formula="of:=[.C4]*[.D4]" table:style-name="ce6">
            <text:p>R$ 139,80</text:p>
          </table:table-cell>
          <table:table-cell table:style-name="ce8"/>
          <table:table-cell office:value-type="string" table:style-name="ce5">
            <text:p>Eletrônicos</text:p>
          </table:table-cell>
          <table:table-cell office:value-type="float" office:value="2" table:style-name="ce7">
            <text:p>2</text:p>
          </table:table-cell>
          <table:table-cell office:value-type="currency" office:value="1650.5000000000002" table:formula="of:=SUM([.C3:.C12])" table:style-name="ce6">
            <text:p>R$ 1.650,5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Mochila</text:p>
          </table:table-cell>
          <table:table-cell office:value-type="string" table:content-validation-name="val1" table:style-name="ce5">
            <text:p>Acessórios</text:p>
          </table:table-cell>
          <table:table-cell office:value-type="currency" office:value="240" table:style-name="ce6">
            <text:p>R$ 240,00</text:p>
          </table:table-cell>
          <table:table-cell office:value-type="float" office:value="6" table:style-name="ce7">
            <text:p>6</text:p>
          </table:table-cell>
          <table:table-cell office:value-type="currency" office:value="1440" table:formula="of:=[.C5]*[.D5]" table:style-name="ce6">
            <text:p>R$ 1.440,00</text:p>
          </table:table-cell>
          <table:table-cell table:style-name="ce8"/>
          <table:table-cell office:value-type="string" table:style-name="ce5">
            <text:p>Acessórios</text:p>
          </table:table-cell>
          <table:table-cell office:value-type="float" office:value="0" table:formula="of:=SUMIF([.B3:.B12];&quot;ACESSÓRIOS&quot;;([.D3:.D12]))" table:style-name="ce7">
            <text:p>0</text:p>
          </table:table-cell>
          <table:table-cell office:value-type="currency" office:value="1650.5000000000002" table:formula="of:=SUM([.C3:.C12])" table:style-name="ce6">
            <text:p>R$ 1.650,5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tênis</text:p>
          </table:table-cell>
          <table:table-cell office:value-type="string" table:content-validation-name="val1" table:style-name="ce5">
            <text:p>Roupas</text:p>
          </table:table-cell>
          <table:table-cell office:value-type="currency" office:value="600" table:style-name="ce6">
            <text:p>R$ 600,00</text:p>
          </table:table-cell>
          <table:table-cell office:value-type="float" office:value="2" table:style-name="ce7">
            <text:p>2</text:p>
          </table:table-cell>
          <table:table-cell office:value-type="currency" office:value="1200" table:formula="of:=[.C6]*[.D6]" table:style-name="ce6">
            <text:p>R$ 1.200,00</text:p>
          </table:table-cell>
          <table:table-cell table:style-name="ce8"/>
          <table:table-cell office:value-type="string" table:style-name="ce5">
            <text:p>Mat.Escolar</text:p>
          </table:table-cell>
          <table:table-cell office:value-type="float" office:value="15" table:formula="of:=SUMIF([.B3:.B12];&quot;Mat. escolar&quot;;([.D3:.D12]))" table:style-name="ce7">
            <text:p>15</text:p>
          </table:table-cell>
          <table:table-cell office:value-type="currency" office:value="600" table:formula="of:=[.C3:.C12]" table:style-name="ce6">
            <text:p>R$ 600,00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Caderno</text:p>
          </table:table-cell>
          <table:table-cell office:value-type="string" table:content-validation-name="val1" table:style-name="ce5">
            <text:p>Mat. escolar</text:p>
          </table:table-cell>
          <table:table-cell office:value-type="currency" office:value="40" table:style-name="ce6">
            <text:p>R$ 40,00</text:p>
          </table:table-cell>
          <table:table-cell office:value-type="float" office:value="8" table:style-name="ce7">
            <text:p>8</text:p>
          </table:table-cell>
          <table:table-cell office:value-type="currency" office:value="320" table:formula="of:=[.C7]*[.D7]" table:style-name="ce6">
            <text:p>R$ 320,00</text:p>
          </table:table-cell>
          <table:table-cell table:number-columns-repeated="2" table:style-name="ce1"/>
          <table:table-cell table:number-columns-repeated="2" table:style-name="ce12"/>
          <table:table-cell table:number-columns-repeated="16375"/>
        </table:table-row>
        <table:table-row table:style-name="ro1">
          <table:table-cell office:value-type="string" table:style-name="ce5">
            <text:p>Estojo</text:p>
          </table:table-cell>
          <table:table-cell office:value-type="string" table:content-validation-name="val1" table:style-name="ce5">
            <text:p>Mat. escolar</text:p>
          </table:table-cell>
          <table:table-cell office:value-type="currency" office:value="59.9" table:style-name="ce6">
            <text:p>R$ 59,90</text:p>
          </table:table-cell>
          <table:table-cell office:value-type="float" office:value="7" table:style-name="ce7">
            <text:p>7</text:p>
          </table:table-cell>
          <table:table-cell office:value-type="currency" office:value="419.3" table:formula="of:=[.C8]*[.D8]" table:style-name="ce6">
            <text:p>R$ 419,3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Carregador</text:p>
          </table:table-cell>
          <table:table-cell office:value-type="string" table:content-validation-name="val1" table:style-name="ce5">
            <text:p>Acessórios</text:p>
          </table:table-cell>
          <table:table-cell office:value-type="currency" office:value="90" table:style-name="ce6">
            <text:p>R$ 90,00</text:p>
          </table:table-cell>
          <table:table-cell office:value-type="float" office:value="6" table:style-name="ce7">
            <text:p>6</text:p>
          </table:table-cell>
          <table:table-cell office:value-type="currency" office:value="540" table:formula="of:=[.C9]*[.D9]" table:style-name="ce6">
            <text:p>R$ 540,00</text:p>
          </table:table-cell>
          <table:table-cell table:style-name="ce12"/>
          <table:table-cell office:value-type="string" table:number-columns-spanned="2" table:number-rows-spanned="1" table:style-name="ce11">
            <text:p>Formas de Pagamento</text:p>
          </table:table-cell>
          <table:covered-table-cell/>
          <table:table-cell table:style-name="ce12"/>
          <table:table-cell table:number-columns-repeated="16375"/>
        </table:table-row>
        <table:table-row table:style-name="ro1">
          <table:table-cell office:value-type="string" table:style-name="ce5">
            <text:p>Casaco</text:p>
          </table:table-cell>
          <table:table-cell office:value-type="string" table:content-validation-name="val1" table:style-name="ce5">
            <text:p>Roupas</text:p>
          </table:table-cell>
          <table:table-cell office:value-type="currency" office:value="110.9" table:style-name="ce6">
            <text:p>R$ 110,90</text:p>
          </table:table-cell>
          <table:table-cell office:value-type="float" office:value="3" table:style-name="ce7">
            <text:p>3</text:p>
          </table:table-cell>
          <table:table-cell office:value-type="currency" office:value="332.70000000000005" table:formula="of:=[.C10]*[.D10]" table:style-name="ce6">
            <text:p>R$ 332,70</text:p>
          </table:table-cell>
          <table:table-cell table:style-name="ce12"/>
          <table:table-cell office:value-type="string" table:style-name="ce13">
            <text:p>2x sem juros</text:p>
          </table:table-cell>
          <table:table-cell office:value-type="string" table:style-name="ce20">
            <text:p>SIM</text:p>
          </table:table-cell>
          <table:table-cell table:style-name="ce14"/>
          <table:table-cell table:number-columns-repeated="16375"/>
        </table:table-row>
        <table:table-row table:style-name="ro1">
          <table:table-cell office:value-type="string" table:style-name="ce5">
            <text:p>Guarda-chuva</text:p>
          </table:table-cell>
          <table:table-cell office:value-type="string" table:content-validation-name="val1" table:style-name="ce5">
            <text:p>Acessórios</text:p>
          </table:table-cell>
          <table:table-cell office:value-type="currency" office:value="69.900000000000006" table:style-name="ce6">
            <text:p>R$ 69,90</text:p>
          </table:table-cell>
          <table:table-cell office:value-type="float" office:value="4" table:style-name="ce7">
            <text:p>4</text:p>
          </table:table-cell>
          <table:table-cell office:value-type="currency" office:value="279.60000000000002" table:formula="of:=[.C11]*[.D11]" table:style-name="ce6">
            <text:p>R$ 279,60</text:p>
          </table:table-cell>
          <table:table-cell table:style-name="ce12"/>
          <table:table-cell office:value-type="string" table:style-name="ce15">
            <text:p>3x sem juros</text:p>
          </table:table-cell>
          <table:table-cell office:value-type="string" table:style-name="ce20">
            <text:p>SIM</text:p>
          </table:table-cell>
          <table:table-cell table:style-name="ce14"/>
          <table:table-cell table:number-columns-repeated="16375"/>
        </table:table-row>
        <table:table-row table:style-name="ro1">
          <table:table-cell office:value-type="string" table:style-name="ce5">
            <text:p>Bota</text:p>
          </table:table-cell>
          <table:table-cell office:value-type="string" table:content-validation-name="val1" table:style-name="ce5">
            <text:p>Roupas</text:p>
          </table:table-cell>
          <table:table-cell office:value-type="currency" office:value="250" table:style-name="ce6">
            <text:p>R$ 250,00</text:p>
          </table:table-cell>
          <table:table-cell office:value-type="float" office:value="1" table:style-name="ce7">
            <text:p>1</text:p>
          </table:table-cell>
          <table:table-cell office:value-type="currency" office:value="250" table:formula="of:=[.C12]*[.D12]" table:style-name="ce6">
            <text:p>R$ 250,00</text:p>
          </table:table-cell>
          <table:table-cell table:style-name="ce12"/>
          <table:table-cell office:value-type="string" table:style-name="ce15">
            <text:p>5x sem juros</text:p>
          </table:table-cell>
          <table:table-cell office:value-type="string" table:style-name="ce20">
            <text:p>SIM</text:p>
          </table:table-cell>
          <table:table-cell table:style-name="ce14"/>
          <table:table-cell table:number-columns-repeated="16375"/>
        </table:table-row>
        <table:table-row table:style-name="ro1">
          <table:table-cell table:style-name="ce7"/>
          <table:table-cell table:style-name="ce5"/>
          <table:table-cell office:value-type="string" table:style-name="ce7">
            <text:p>Total:</text:p>
          </table:table-cell>
          <table:table-cell office:value-type="string" office:string-value="46un." table:formula="of:=SUM([.D3:.D12]) &amp; &quot;un.&quot;" table:style-name="ce7">
            <text:p>46un.</text:p>
          </table:table-cell>
          <table:table-cell office:value-type="currency" office:value="5760.7000000000007" table:formula="of:=SUM([.E3:.E12])" table:style-name="ce6">
            <text:p>R$ 5.760,70</text:p>
          </table:table-cell>
          <table:table-cell table:style-name="ce12"/>
          <table:table-cell office:value-type="string" table:style-name="ce15">
            <text:p>10x sem juros</text:p>
          </table:table-cell>
          <table:table-cell office:value-type="string" table:style-name="ce21">
            <text:p>NÃO</text:p>
          </table:table-cell>
          <table:table-cell table:style-name="ce14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12"/>
          <table:table-cell table:style-name="ce14"/>
          <table:table-cell table:style-name="ce19"/>
          <table:table-cell table:style-name="ce14"/>
          <table:table-cell table:number-columns-repeated="16375"/>
        </table:table-row>
        <table:table-row table:style-name="ro1">
          <table:table-cell table:number-columns-repeated="5" table:style-name="ce1"/>
          <table:table-cell table:number-columns-repeated="4" table:style-name="ce12"/>
          <table:table-cell table:number-columns-repeated="16375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natha</meta:initial-creator>
    <dc:creator>Usuário do Windows</dc:creator>
    <meta:creation-date>2022-05-24T22:02:16Z</meta:creation-date>
    <dc:date>2022-06-07T20:17:04Z</dc:date>
    <meta:editing-cycles>3</meta:editing-cycles>
    <meta:editing-duration>PT1098S</meta:editing-duration>
  </office:meta>
</office:document-meta>
</file>